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las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8624" calcext:value-type="float">
            <text:p>0.048624</text:p>
          </table:table-cell>
          <table:table-cell office:value-type="float" office:value="0.042877" calcext:value-type="float">
            <text:p>0.042877</text:p>
          </table:table-cell>
          <table:table-cell office:value-type="float" office:value="0.045068" calcext:value-type="float">
            <text:p>0.045068</text:p>
          </table:table-cell>
          <table:table-cell office:value-type="float" office:value="0.03277" calcext:value-type="float">
            <text:p>0.03277</text:p>
          </table:table-cell>
          <table:table-cell office:value-type="float" office:value="0.048315" calcext:value-type="float">
            <text:p>0.048315</text:p>
          </table:table-cell>
          <table:table-cell office:value-type="float" office:value="0.04769" calcext:value-type="float">
            <text:p>0.04769</text:p>
          </table:table-cell>
          <table:table-cell table:formula="of:=AVERAGE([.B4:.G4])" office:value-type="float" office:value="0.044224" calcext:value-type="float">
            <text:p>0.0442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03501" calcext:value-type="float">
            <text:p>0.203501</text:p>
          </table:table-cell>
          <table:table-cell office:value-type="float" office:value="0.241703" calcext:value-type="float">
            <text:p>0.241703</text:p>
          </table:table-cell>
          <table:table-cell office:value-type="float" office:value="0.242778" calcext:value-type="float">
            <text:p>0.242778</text:p>
          </table:table-cell>
          <table:table-cell office:value-type="float" office:value="0.207297" calcext:value-type="float">
            <text:p>0.207297</text:p>
          </table:table-cell>
          <table:table-cell office:value-type="float" office:value="0.202471" calcext:value-type="float">
            <text:p>0.202471</text:p>
          </table:table-cell>
          <table:table-cell office:value-type="float" office:value="0.203004" calcext:value-type="float">
            <text:p>0.203004</text:p>
          </table:table-cell>
          <table:table-cell table:formula="of:=AVERAGE([.B5:.G5])" office:value-type="float" office:value="0.216792333333333" calcext:value-type="float">
            <text:p>0.2167923333333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656465" calcext:value-type="float">
            <text:p>0.656465</text:p>
          </table:table-cell>
          <table:table-cell office:value-type="float" office:value="0.656673" calcext:value-type="float">
            <text:p>0.656673</text:p>
          </table:table-cell>
          <table:table-cell office:value-type="float" office:value="0.657331" calcext:value-type="float">
            <text:p>0.657331</text:p>
          </table:table-cell>
          <table:table-cell office:value-type="float" office:value="0.658274" calcext:value-type="float">
            <text:p>0.658274</text:p>
          </table:table-cell>
          <table:table-cell office:value-type="float" office:value="0.67508" calcext:value-type="float">
            <text:p>0.67508</text:p>
          </table:table-cell>
          <table:table-cell office:value-type="float" office:value="0.657013" calcext:value-type="float">
            <text:p>0.657013</text:p>
          </table:table-cell>
          <table:table-cell table:formula="of:=AVERAGE([.B6:.G6])" office:value-type="float" office:value="0.660139333333333" calcext:value-type="float">
            <text:p>0.6601393333333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03096" calcext:value-type="float">
            <text:p>1.03096</text:p>
          </table:table-cell>
          <table:table-cell office:value-type="float" office:value="1.031224" calcext:value-type="float">
            <text:p>1.031224</text:p>
          </table:table-cell>
          <table:table-cell office:value-type="float" office:value="1.03203" calcext:value-type="float">
            <text:p>1.03203</text:p>
          </table:table-cell>
          <table:table-cell office:value-type="float" office:value="1.035478" calcext:value-type="float">
            <text:p>1.035478</text:p>
          </table:table-cell>
          <table:table-cell office:value-type="float" office:value="1.045062" calcext:value-type="float">
            <text:p>1.045062</text:p>
          </table:table-cell>
          <table:table-cell office:value-type="float" office:value="1.046176" calcext:value-type="float">
            <text:p>1.046176</text:p>
          </table:table-cell>
          <table:table-cell table:formula="of:=AVERAGE([.B7:.G7])" office:value-type="float" office:value="1.03682166666667" calcext:value-type="float">
            <text:p>1.036821666666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525725" calcext:value-type="float">
            <text:p>1.525725</text:p>
          </table:table-cell>
          <table:table-cell office:value-type="float" office:value="1.525481" calcext:value-type="float">
            <text:p>1.525481</text:p>
          </table:table-cell>
          <table:table-cell office:value-type="float" office:value="1.52485" calcext:value-type="float">
            <text:p>1.52485</text:p>
          </table:table-cell>
          <table:table-cell office:value-type="float" office:value="1.531224" calcext:value-type="float">
            <text:p>1.531224</text:p>
          </table:table-cell>
          <table:table-cell office:value-type="float" office:value="1.523821" calcext:value-type="float">
            <text:p>1.523821</text:p>
          </table:table-cell>
          <table:table-cell office:value-type="float" office:value="1.525621" calcext:value-type="float">
            <text:p>1.525621</text:p>
          </table:table-cell>
          <table:table-cell table:formula="of:=AVERAGE([.B8:.G8])" office:value-type="float" office:value="1.52612033333333" calcext:value-type="float">
            <text:p>1.52612033333333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eop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48051" calcext:value-type="float">
            <text:p>0.648051</text:p>
          </table:table-cell>
          <table:table-cell office:value-type="float" office:value="0.681577" calcext:value-type="float">
            <text:p>0.681577</text:p>
          </table:table-cell>
          <table:table-cell office:value-type="float" office:value="0.675707" calcext:value-type="float">
            <text:p>0.675707</text:p>
          </table:table-cell>
          <table:table-cell office:value-type="float" office:value="0.630148" calcext:value-type="float">
            <text:p>0.630148</text:p>
          </table:table-cell>
          <table:table-cell office:value-type="float" office:value="0.672361" calcext:value-type="float">
            <text:p>0.672361</text:p>
          </table:table-cell>
          <table:table-cell office:value-type="float" office:value="0.681375" calcext:value-type="float">
            <text:p>0.681375</text:p>
          </table:table-cell>
          <table:table-cell table:formula="of:=AVERAGE([.B11:.G11])" office:value-type="float" office:value="0.664869833333333" calcext:value-type="float">
            <text:p>0.6648698333333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109627" calcext:value-type="float">
            <text:p>5.109627</text:p>
          </table:table-cell>
          <table:table-cell office:value-type="float" office:value="5.116908" calcext:value-type="float">
            <text:p>5.116908</text:p>
          </table:table-cell>
          <table:table-cell office:value-type="float" office:value="5.121133" calcext:value-type="float">
            <text:p>5.121133</text:p>
          </table:table-cell>
          <table:table-cell office:value-type="float" office:value="5.038324" calcext:value-type="float">
            <text:p>5.038324</text:p>
          </table:table-cell>
          <table:table-cell office:value-type="float" office:value="5.11961" calcext:value-type="float">
            <text:p>5.11961</text:p>
          </table:table-cell>
          <table:table-cell office:value-type="float" office:value="5.034413" calcext:value-type="float">
            <text:p>5.034413</text:p>
          </table:table-cell>
          <table:table-cell table:formula="of:=AVERAGE([.B12:.G12])" office:value-type="float" office:value="5.0900025" calcext:value-type="float">
            <text:p>5.09000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.055424" calcext:value-type="float">
            <text:p>17.055424</text:p>
          </table:table-cell>
          <table:table-cell office:value-type="float" office:value="16.75197" calcext:value-type="float">
            <text:p>16.75197</text:p>
          </table:table-cell>
          <table:table-cell office:value-type="float" office:value="16.788427" calcext:value-type="float">
            <text:p>16.788427</text:p>
          </table:table-cell>
          <table:table-cell office:value-type="float" office:value="16.965994" calcext:value-type="float">
            <text:p>16.965994</text:p>
          </table:table-cell>
          <table:table-cell office:value-type="float" office:value="16.809999" calcext:value-type="float">
            <text:p>16.809999</text:p>
          </table:table-cell>
          <table:table-cell office:value-type="float" office:value="17.04055" calcext:value-type="float">
            <text:p>17.04055</text:p>
          </table:table-cell>
          <table:table-cell table:formula="of:=AVERAGE([.B13:.G13])" office:value-type="float" office:value="16.9020606666667" calcext:value-type="float">
            <text:p>16.902060666666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588505" calcext:value-type="float">
            <text:p>27.588505</text:p>
          </table:table-cell>
          <table:table-cell office:value-type="float" office:value="27.6542" calcext:value-type="float">
            <text:p>27.6542</text:p>
          </table:table-cell>
          <table:table-cell office:value-type="float" office:value="27.753664" calcext:value-type="float">
            <text:p>27.753664</text:p>
          </table:table-cell>
          <table:table-cell office:value-type="float" office:value="27.563389" calcext:value-type="float">
            <text:p>27.563389</text:p>
          </table:table-cell>
          <table:table-cell office:value-type="float" office:value="27.597616" calcext:value-type="float">
            <text:p>27.597616</text:p>
          </table:table-cell>
          <table:table-cell office:value-type="float" office:value="27.567673" calcext:value-type="float">
            <text:p>27.567673</text:p>
          </table:table-cell>
          <table:table-cell table:formula="of:=AVERAGE([.B14:.G14])" office:value-type="float" office:value="27.6208411666667" calcext:value-type="float">
            <text:p>27.62084116666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7.677017" calcext:value-type="float">
            <text:p>47.677017</text:p>
          </table:table-cell>
          <table:table-cell office:value-type="float" office:value="46.839638" calcext:value-type="float">
            <text:p>46.839638</text:p>
          </table:table-cell>
          <table:table-cell office:value-type="float" office:value="47.710045" calcext:value-type="float">
            <text:p>47.710045</text:p>
          </table:table-cell>
          <table:table-cell office:value-type="float" office:value="47.514465" calcext:value-type="float">
            <text:p>47.514465</text:p>
          </table:table-cell>
          <table:table-cell office:value-type="float" office:value="47.313126" calcext:value-type="float">
            <text:p>47.313126</text:p>
          </table:table-cell>
          <table:table-cell office:value-type="float" office:value="47.658009" calcext:value-type="float">
            <text:p>47.658009</text:p>
          </table:table-cell>
          <table:table-cell table:formula="of:=AVERAGE([.B15:.G15])" office:value-type="float" office:value="47.45205" calcext:value-type="float">
            <text:p>47.45205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t_m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0987" calcext:value-type="float">
            <text:p>0.170987</text:p>
          </table:table-cell>
          <table:table-cell office:value-type="float" office:value="0.12623" calcext:value-type="float">
            <text:p>0.12623</text:p>
          </table:table-cell>
          <table:table-cell office:value-type="float" office:value="0.128568" calcext:value-type="float">
            <text:p>0.128568</text:p>
          </table:table-cell>
          <table:table-cell office:value-type="float" office:value="0.139826" calcext:value-type="float">
            <text:p>0.139826</text:p>
          </table:table-cell>
          <table:table-cell office:value-type="float" office:value="0.173467" calcext:value-type="float">
            <text:p>0.173467</text:p>
          </table:table-cell>
          <table:table-cell office:value-type="float" office:value="0.164529" calcext:value-type="float">
            <text:p>0.164529</text:p>
          </table:table-cell>
          <table:table-cell table:formula="of:=AVERAGE([.B18:.G18])" office:value-type="float" office:value="0.150601166666667" calcext:value-type="float">
            <text:p>0.150601166666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37989" calcext:value-type="float">
            <text:p>1.037989</text:p>
          </table:table-cell>
          <table:table-cell office:value-type="float" office:value="0.999634" calcext:value-type="float">
            <text:p>0.999634</text:p>
          </table:table-cell>
          <table:table-cell office:value-type="float" office:value="0.996068" calcext:value-type="float">
            <text:p>0.996068</text:p>
          </table:table-cell>
          <table:table-cell office:value-type="float" office:value="1.000347" calcext:value-type="float">
            <text:p>1.000347</text:p>
          </table:table-cell>
          <table:table-cell office:value-type="float" office:value="1.010438" calcext:value-type="float">
            <text:p>1.010438</text:p>
          </table:table-cell>
          <table:table-cell office:value-type="float" office:value="0.996241" calcext:value-type="float">
            <text:p>0.996241</text:p>
          </table:table-cell>
          <table:table-cell table:formula="of:=AVERAGE([.B19:.G19])" office:value-type="float" office:value="1.00678616666667" calcext:value-type="float">
            <text:p>1.006786166666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345425" calcext:value-type="float">
            <text:p>3.345425</text:p>
          </table:table-cell>
          <table:table-cell office:value-type="float" office:value="3.346522" calcext:value-type="float">
            <text:p>3.346522</text:p>
          </table:table-cell>
          <table:table-cell office:value-type="float" office:value="3.37187" calcext:value-type="float">
            <text:p>3.37187</text:p>
          </table:table-cell>
          <table:table-cell office:value-type="float" office:value="3.348186" calcext:value-type="float">
            <text:p>3.348186</text:p>
          </table:table-cell>
          <table:table-cell office:value-type="float" office:value="3.343791" calcext:value-type="float">
            <text:p>3.343791</text:p>
          </table:table-cell>
          <table:table-cell office:value-type="float" office:value="3.340089" calcext:value-type="float">
            <text:p>3.340089</text:p>
          </table:table-cell>
          <table:table-cell table:formula="of:=AVERAGE([.B20:.G20])" office:value-type="float" office:value="3.34931383333333" calcext:value-type="float">
            <text:p>3.349313833333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.397864" calcext:value-type="float">
            <text:p>5.397864</text:p>
          </table:table-cell>
          <table:table-cell office:value-type="float" office:value="5.405167" calcext:value-type="float">
            <text:p>5.405167</text:p>
          </table:table-cell>
          <table:table-cell office:value-type="float" office:value="5.441648" calcext:value-type="float">
            <text:p>5.441648</text:p>
          </table:table-cell>
          <table:table-cell office:value-type="float" office:value="5.428729" calcext:value-type="float">
            <text:p>5.428729</text:p>
          </table:table-cell>
          <table:table-cell office:value-type="float" office:value="5.403303" calcext:value-type="float">
            <text:p>5.403303</text:p>
          </table:table-cell>
          <table:table-cell office:value-type="float" office:value="5.441298" calcext:value-type="float">
            <text:p>5.441298</text:p>
          </table:table-cell>
          <table:table-cell table:formula="of:=AVERAGE([.B21:.G21])" office:value-type="float" office:value="5.41966816666667" calcext:value-type="float">
            <text:p>5.419668166666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.475395" calcext:value-type="float">
            <text:p>8.475395</text:p>
          </table:table-cell>
          <table:table-cell office:value-type="float" office:value="8.387436" calcext:value-type="float">
            <text:p>8.387436</text:p>
          </table:table-cell>
          <table:table-cell office:value-type="float" office:value="8.46864" calcext:value-type="float">
            <text:p>8.46864</text:p>
          </table:table-cell>
          <table:table-cell office:value-type="float" office:value="8.437127" calcext:value-type="float">
            <text:p>8.437127</text:p>
          </table:table-cell>
          <table:table-cell office:value-type="float" office:value="8.439124" calcext:value-type="float">
            <text:p>8.439124</text:p>
          </table:table-cell>
          <table:table-cell office:value-type="float" office:value="8.469693" calcext:value-type="float">
            <text:p>8.469693</text:p>
          </table:table-cell>
          <table:table-cell table:formula="of:=AVERAGE([.B22:.G22])" office:value-type="float" office:value="8.44623583333333" calcext:value-type="float">
            <text:p>8.44623583333333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t_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30954" calcext:value-type="float">
            <text:p>0.130954</text:p>
          </table:table-cell>
          <table:table-cell office:value-type="float" office:value="0.134062" calcext:value-type="float">
            <text:p>0.134062</text:p>
          </table:table-cell>
          <table:table-cell office:value-type="float" office:value="0.151201" calcext:value-type="float">
            <text:p>0.151201</text:p>
          </table:table-cell>
          <table:table-cell office:value-type="float" office:value="0.112352" calcext:value-type="float">
            <text:p>0.112352</text:p>
          </table:table-cell>
          <table:table-cell office:value-type="float" office:value="0.144985" calcext:value-type="float">
            <text:p>0.144985</text:p>
          </table:table-cell>
          <table:table-cell office:value-type="float" office:value="0.140081" calcext:value-type="float">
            <text:p>0.140081</text:p>
          </table:table-cell>
          <table:table-cell table:formula="of:=AVERAGE([.B25:.G25])" office:value-type="float" office:value="0.135605833333333" calcext:value-type="float">
            <text:p>0.1356058333333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16232" calcext:value-type="float">
            <text:p>0.816232</text:p>
          </table:table-cell>
          <table:table-cell office:value-type="float" office:value="0.877832" calcext:value-type="float">
            <text:p>0.877832</text:p>
          </table:table-cell>
          <table:table-cell office:value-type="float" office:value="0.854238" calcext:value-type="float">
            <text:p>0.854238</text:p>
          </table:table-cell>
          <table:table-cell office:value-type="float" office:value="0.817754" calcext:value-type="float">
            <text:p>0.817754</text:p>
          </table:table-cell>
          <table:table-cell office:value-type="float" office:value="0.857105" calcext:value-type="float">
            <text:p>0.857105</text:p>
          </table:table-cell>
          <table:table-cell office:value-type="float" office:value="0.874581" calcext:value-type="float">
            <text:p>0.874581</text:p>
          </table:table-cell>
          <table:table-cell table:formula="of:=AVERAGE([.B26:.G26])" office:value-type="float" office:value="0.849623666666667" calcext:value-type="float">
            <text:p>0.8496236666666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788615" calcext:value-type="float">
            <text:p>2.788615</text:p>
          </table:table-cell>
          <table:table-cell office:value-type="float" office:value="2.748814" calcext:value-type="float">
            <text:p>2.748814</text:p>
          </table:table-cell>
          <table:table-cell office:value-type="float" office:value="2.789375" calcext:value-type="float">
            <text:p>2.789375</text:p>
          </table:table-cell>
          <table:table-cell office:value-type="float" office:value="2.806575" calcext:value-type="float">
            <text:p>2.806575</text:p>
          </table:table-cell>
          <table:table-cell office:value-type="float" office:value="2.827855" calcext:value-type="float">
            <text:p>2.827855</text:p>
          </table:table-cell>
          <table:table-cell office:value-type="float" office:value="2.788992" calcext:value-type="float">
            <text:p>2.788992</text:p>
          </table:table-cell>
          <table:table-cell table:formula="of:=AVERAGE([.B27:.G27])" office:value-type="float" office:value="2.79170433333333" calcext:value-type="float">
            <text:p>2.791704333333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3082" calcext:value-type="float">
            <text:p>4.73082</text:p>
          </table:table-cell>
          <table:table-cell office:value-type="float" office:value="4.683425" calcext:value-type="float">
            <text:p>4.683425</text:p>
          </table:table-cell>
          <table:table-cell office:value-type="float" office:value="4.758782" calcext:value-type="float">
            <text:p>4.758782</text:p>
          </table:table-cell>
          <table:table-cell office:value-type="float" office:value="4.751099" calcext:value-type="float">
            <text:p>4.751099</text:p>
          </table:table-cell>
          <table:table-cell office:value-type="float" office:value="4.703902" calcext:value-type="float">
            <text:p>4.703902</text:p>
          </table:table-cell>
          <table:table-cell office:value-type="float" office:value="4.707545" calcext:value-type="float">
            <text:p>4.707545</text:p>
          </table:table-cell>
          <table:table-cell table:formula="of:=AVERAGE([.B28:.G28])" office:value-type="float" office:value="4.7225955" calcext:value-type="float">
            <text:p>4.72259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.527223" calcext:value-type="float">
            <text:p>8.527223</text:p>
          </table:table-cell>
          <table:table-cell office:value-type="float" office:value="8.387289" calcext:value-type="float">
            <text:p>8.387289</text:p>
          </table:table-cell>
          <table:table-cell office:value-type="float" office:value="8.562209" calcext:value-type="float">
            <text:p>8.562209</text:p>
          </table:table-cell>
          <table:table-cell office:value-type="float" office:value="8.50433" calcext:value-type="float">
            <text:p>8.50433</text:p>
          </table:table-cell>
          <table:table-cell office:value-type="float" office:value="8.415972" calcext:value-type="float">
            <text:p>8.415972</text:p>
          </table:table-cell>
          <table:table-cell office:value-type="float" office:value="8.519985" calcext:value-type="float">
            <text:p>8.519985</text:p>
          </table:table-cell>
          <table:table-cell table:formula="of:=AVERAGE([.B29:.G29])" office:value-type="float" office:value="8.486168" calcext:value-type="float">
            <text:p>8.486168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t_f_extr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8673" calcext:value-type="float">
            <text:p>0.108673</text:p>
          </table:table-cell>
          <table:table-cell office:value-type="float" office:value="0.109343" calcext:value-type="float">
            <text:p>0.109343</text:p>
          </table:table-cell>
          <table:table-cell office:value-type="float" office:value="0.100707" calcext:value-type="float">
            <text:p>0.100707</text:p>
          </table:table-cell>
          <table:table-cell office:value-type="float" office:value="0.095547" calcext:value-type="float">
            <text:p>0.095547</text:p>
          </table:table-cell>
          <table:table-cell office:value-type="float" office:value="0.119901" calcext:value-type="float">
            <text:p>0.119901</text:p>
          </table:table-cell>
          <table:table-cell office:value-type="float" office:value="0.108277" calcext:value-type="float">
            <text:p>0.108277</text:p>
          </table:table-cell>
          <table:table-cell table:formula="of:=AVERAGE([.B32:.G32])" office:value-type="float" office:value="0.107074666666667" calcext:value-type="float">
            <text:p>0.107074666666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10415" calcext:value-type="float">
            <text:p>0.710415</text:p>
          </table:table-cell>
          <table:table-cell office:value-type="float" office:value="0.751874" calcext:value-type="float">
            <text:p>0.751874</text:p>
          </table:table-cell>
          <table:table-cell office:value-type="float" office:value="0.694472" calcext:value-type="float">
            <text:p>0.694472</text:p>
          </table:table-cell>
          <table:table-cell office:value-type="float" office:value="0.691801" calcext:value-type="float">
            <text:p>0.691801</text:p>
          </table:table-cell>
          <table:table-cell office:value-type="float" office:value="0.746264" calcext:value-type="float">
            <text:p>0.746264</text:p>
          </table:table-cell>
          <table:table-cell office:value-type="float" office:value="0.741502" calcext:value-type="float">
            <text:p>0.741502</text:p>
          </table:table-cell>
          <table:table-cell table:formula="of:=AVERAGE([.B33:.G33])" office:value-type="float" office:value="0.722721333333333" calcext:value-type="float">
            <text:p>0.7227213333333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376057" calcext:value-type="float">
            <text:p>2.376057</text:p>
          </table:table-cell>
          <table:table-cell office:value-type="float" office:value="2.22867" calcext:value-type="float">
            <text:p>2.22867</text:p>
          </table:table-cell>
          <table:table-cell office:value-type="float" office:value="2.318405" calcext:value-type="float">
            <text:p>2.318405</text:p>
          </table:table-cell>
          <table:table-cell office:value-type="float" office:value="2.312344" calcext:value-type="float">
            <text:p>2.312344</text:p>
          </table:table-cell>
          <table:table-cell office:value-type="float" office:value="2.226591" calcext:value-type="float">
            <text:p>2.226591</text:p>
          </table:table-cell>
          <table:table-cell office:value-type="float" office:value="2.249702" calcext:value-type="float">
            <text:p>2.249702</text:p>
          </table:table-cell>
          <table:table-cell table:formula="of:=AVERAGE([.B34:.G34])" office:value-type="float" office:value="2.28529483333333" calcext:value-type="float">
            <text:p>2.285294833333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.857394" calcext:value-type="float">
            <text:p>3.857394</text:p>
          </table:table-cell>
          <table:table-cell office:value-type="float" office:value="3.870419" calcext:value-type="float">
            <text:p>3.870419</text:p>
          </table:table-cell>
          <table:table-cell office:value-type="float" office:value="3.884011" calcext:value-type="float">
            <text:p>3.884011</text:p>
          </table:table-cell>
          <table:table-cell office:value-type="float" office:value="3.832379" calcext:value-type="float">
            <text:p>3.832379</text:p>
          </table:table-cell>
          <table:table-cell office:value-type="float" office:value="3.910993" calcext:value-type="float">
            <text:p>3.910993</text:p>
          </table:table-cell>
          <table:table-cell office:value-type="float" office:value="3.884848" calcext:value-type="float">
            <text:p>3.884848</text:p>
          </table:table-cell>
          <table:table-cell table:formula="of:=AVERAGE([.B35:.G35])" office:value-type="float" office:value="3.87334066666667" calcext:value-type="float">
            <text:p>3.873340666666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492222" calcext:value-type="float">
            <text:p>7.492222</text:p>
          </table:table-cell>
          <table:table-cell office:value-type="float" office:value="7.288666" calcext:value-type="float">
            <text:p>7.288666</text:p>
          </table:table-cell>
          <table:table-cell office:value-type="float" office:value="7.456815" calcext:value-type="float">
            <text:p>7.456815</text:p>
          </table:table-cell>
          <table:table-cell office:value-type="float" office:value="7.441002" calcext:value-type="float">
            <text:p>7.441002</text:p>
          </table:table-cell>
          <table:table-cell office:value-type="float" office:value="7.510702" calcext:value-type="float">
            <text:p>7.510702</text:p>
          </table:table-cell>
          <table:table-cell office:value-type="float" office:value="7.43888" calcext:value-type="float">
            <text:p>7.43888</text:p>
          </table:table-cell>
          <table:table-cell table:formula="of:=AVERAGE([.B36:.G36])" office:value-type="float" office:value="7.43804783333333" calcext:value-type="float">
            <text:p>7.4380478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8:27:24.772441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0:42:17.918757683</meta:creation-date>
    <dc:date>2020-04-15T18:31:01.932165066</dc:date>
    <meta:editing-duration>PT3M38S</meta:editing-duration>
    <meta:editing-cycles>2</meta:editing-cycles>
    <meta:generator>LibreOffice/6.0.7.3$Linux_X86_64 LibreOffice_project/00m0$Build-3</meta:generator>
    <meta:document-statistic meta:table-count="1" meta:cell-count="210" meta:object-count="0"/>
  </office:meta>
</office:document-meta>
</file>